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437CC6723FD.png" manifest:media-type="image/png"/>
  <manifest:file-entry manifest:full-path="Pictures/100000000000077E000004377AE9E4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9.559cm" draw:z-index="0"><draw:image xlink:href="Pictures/100000000000077F00000437CC6723FD.png" xlink:type="simple" xlink:show="embed" xlink:actuate="onLoad" draw:mime-type="image/png"/></draw:frame><draw:frame draw:style-name="fr1" draw:name="Figura2" text:anchor-type="char" svg:x="0.041cm" svg:y="10.176cm" svg:width="17cm" svg:height="9.564cm" draw:z-index="1"><draw:image xlink:href="Pictures/100000000000077E000004377AE9E4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38:18.674000000</meta:creation-date>
    <dc:date>2024-08-12T10:47:02.850000000</dc:date>
    <meta:editing-duration>PT8M4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